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automatic-styles>
    <style:style style:name="P1" style:family="paragraph" style:parent-style-name="Standard">
      <style:text-properties officeooo:paragraph-rsid="000ce798"/>
    </style:style>
    <style:style style:name="P2" style:family="paragraph" style:parent-style-name="Standard">
      <style:text-properties officeooo:rsid="000ce798" officeooo:paragraph-rsid="000ce798"/>
    </style:style>
    <style:style style:name="T1" style:family="text">
      <style:text-properties officeooo:rsid="000ce79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text:span text:style-name="T1">jeu</text:span> met en scène John, un personnage contrôlé par le joueur. <text:span text:style-name="T1">John a un rêve </text:span>: devenir riche. Le joueur doit donc tout faire pour qu'il obtienne le plus d'argent possible. John a une capacité spéciale: il peut gagner de l'argent en marchant <text:span text:style-name="T1">et peut même parfois gagner des diamants</text:span>.</text:p>
      <text:p text:style-name="P2">Pour être riche, le joueur va devoir acheter des objets achetables qui lui permettront d’obtenir de l’argent. Au niveau des objets achetables, il y a un système de niveau. Plus les niveaux sont élevés, plus le joueur rapporte de l’argent.</text:p>
      <text:p text:style-name="P1"/>
      <text:p text:style-name="P1"/>
      <text:p text:style-name="P1">des combats entre des « Pokémons » (élèves de la classe et professeur) contrôlés par le joueur et par un adversaire contrôlé par l'ordinateur. Le vainqueur est celui qui a vaincu tous les Pokémons adverses. Le tout affiché dans une Gameboy avec une ambiance sonore pour l'aspect nostalgique. Le Joueur interagit avec le jeu grâce aux touches simulées d'une Gameboy (flèches directionnels + A et bouton B) bouton A plus </text:p>
      <text:p text:style-name="P1"/>
      <text:p text:style-name="P1"/>
      <text:p text:style-name="P2">Jeu :<text:tab/></text:p>
      <text:p text:style-name="P2"><text:tab/>collision</text:p>
      <text:p text:style-name="P2"><text:tab/>musique</text:p>
      <text:p text:style-name="P2"><text:tab/>Plusieurs maps</text:p>
      <text:p text:style-name="P2"><text:tab/>Batiments/objets achetables : niveaux + prix </text:p>
      <text:p text:style-name="P2"><text:tab/>Monnaies : cash, cash passif et diamants</text:p>
      <text:p text:style-name="P2"><text:tab/>Moyen de changement de map : il faut avoir tous les bâtiments au niveau maximum </text:p>
      <text:p text:style-name="P2"><text:tab/></text:p>
      <text:p text:style-name="P2"><text:s/></text:p>
      <text:p text:style-name="P2"><text:tab/>Map 1 : campagne (7 objets achetables : roches, feu de camp, fleurs et 4 maisons)</text:p>
      <text:p text:style-name="P2"><text:tab/>Map 2 : ville médievale (8 objets achetables : forge, terrain d’entrainement et 6 bâtiments)<text:line-break/><text:tab/>Map 3 : ville balnéaire (3 maisons)</text:p>
      <text:p text:style-name="P2"><text:tab/><text:tab/> <text:s/>possibilité d’entrer dans une des maiso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gg sans" svg:font-family="'gg sans', 'Noto Sans',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8T12:01:39.198000000</meta:creation-date>
    <dc:date>2024-05-18T12:45:42.356000000</dc:date>
    <meta:editing-duration>PT44M4S</meta:editing-duration>
    <meta:editing-cycles>1</meta:editing-cycles>
    <meta:document-statistic meta:table-count="0" meta:image-count="0" meta:object-count="0" meta:page-count="1" meta:paragraph-count="15" meta:word-count="239" meta:character-count="1407" meta:non-whitespace-character-count="1162"/>
    <meta:generator>LibreOffice/7.5.0.3$Windows_X86_64 LibreOffice_project/c21113d003cd3efa8c53188764377a8272d9d6de</meta:generator>
  </office:meta>
</office:document-meta>
</file>